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e60a" officeooo:paragraph-rsid="0018e60a"/>
    </style:style>
    <style:style style:name="P2" style:family="paragraph" style:parent-style-name="Standard">
      <style:paragraph-properties fo:text-align="center" style:justify-single-word="false"/>
      <style:text-properties officeooo:rsid="00196a01" officeooo:paragraph-rsid="00196a0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8e60a" officeooo:paragraph-rsid="0018e60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96a01" officeooo:paragraph-rsid="00196a01"/>
    </style:style>
    <style:style style:name="T1" style:family="text">
      <style:text-properties officeooo:rsid="001a17ed"/>
    </style:style>
    <style:style style:name="T2" style:family="text">
      <style:text-properties fo:font-style="italic" officeooo:rsid="0020ac24" style:font-style-asian="italic" style:font-style-complex="italic"/>
    </style:style>
    <style:style style:name="T3" style:family="text">
      <style:text-properties fo:font-style="italic" officeooo:rsid="0021f524" style:font-style-asian="italic" style:font-style-complex="italic"/>
    </style:style>
    <style:style style:name="T4" style:family="text">
      <style:text-properties fo:font-style="normal" officeooo:rsid="001f86da" style:font-style-asian="normal" style:font-style-complex="normal"/>
    </style:style>
    <style:style style:name="T5" style:family="text">
      <style:text-properties fo:font-style="normal" officeooo:rsid="0020ac24" style:font-style-asian="normal" style:font-style-complex="normal"/>
    </style:style>
    <style:style style:name="T6" style:family="text">
      <style:text-properties fo:font-style="normal" officeooo:rsid="0021f524" style:font-style-asian="normal" style:font-style-complex="normal"/>
    </style:style>
    <style:style style:name="T7" style:family="text">
      <style:text-properties officeooo:rsid="001f86da"/>
    </style:style>
    <style:style style:name="T8" style:family="text">
      <style:text-properties officeooo:rsid="0021f524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DIEL DA ROSA RIBEI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ISSERTAÇÃO SOBRE A LEI – <text:span text:style-name="T1">PARTE </text:span><text:span text:style-name="T7">2 </text:span><text:span text:style-name="T8">(FIM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LUMENAU/ SC</text:p>
      <text:p text:style-name="P2">MAIO DE 2021</text:p>
      <text:p text:style-name="P4"><text:soft-page-break/><text:tab/><text:span text:style-name="T7">No contexto dos livros históricos, que são marcados com a chegada do povo de Deus à </text:span><text:span text:style-name="T4">terra que ele havia prometido para eles, ou seja, o início de uma nova etapa daquele povo. A lei não mudou, porém seu propósito agora havia sido expandido, pois além da necessidade de continuar servindo de exemplo de conduta para os países vizinhos, a lei agora pode ser vista como a Lei nômade. A lei não deve nunca se assentar com uma cultura. </text:span><text:span text:style-name="T5">Israel deveria trazer consigo a lei para naturalizar o lugar à lei e não o oposto. O povo não deveria entrar na terra e seguir as leis ou pegar, imitar a cultura e os costumes dos povos que seriam expulsos por Deus, mas a</text:span><text:span text:style-name="T4"> lei serviria como base para aquele povo não se contamina</text:span><text:span text:style-name="T5">sse</text:span><text:span text:style-name="T4"> com as culturas estranhas que haviam naquela terra quando eles chegaram. A lei não poderia ser modificada ou incrementada, a lei garantiria </text:span><text:span text:style-name="T5">a unidade, santidade e o propósito daquele povo. Eles eram diferentes, e deveriam continuar assim, pois agora deveriam se assentar na nova terra que o Senhor os havia dado e continuassem seguindo e se baseando na lei que haviam recebido. Assim, fazendo com que os povos vizinhos vissem a santidade, a unidade e a glória de Deus através do povo, suas ações.</text:span></text:p>
      <text:p text:style-name="P4"><text:span text:style-name="T5"><text:tab/>Fundamentalmente, não há mudança, o plano de Deus ainda é abençoar todas as nações através da descendência de Abraão. Ora, sabemos como Israel mesmo assim, ainda foi teimoso e não seguiu os estatutos mas se desviou dos caminhos do Senhor muitas vezes depois que chegaram a Canaã. Primeiramente, aquele povo não expulsou os povos que moravam em algumas regiões. Com a fraqueza do povo em obedecer e seguir a lei, isso foi a porta de entrada para o pecado da idolatria de Deuses estranhos e muita imoralidade. Deus havia alertado seu povo, mas muitos não deram ouvidos. A lei do senhor estava lá para guiá-los e não deixar com que se contaminassem, mas para que eles </text:span><text:span text:style-name="T2">continuassem</text:span><text:span text:style-name="T5"> vivendo com base na lei, e não imitando os povos que o Senhor havia expulsado.<text:tab/></text:span></text:p>
      <text:p text:style-name="P4"><text:span text:style-name="T5"><text:tab/></text:span><text:span text:style-name="T6">Agora aproveitando o momento, por mais que eu, através desse trabalho tenha exposto e falado de como Israel foi infiel, não seguiu os estatutos de Deus e não deu ouvidos a Ele, eu tenho sido tão mal quando Israel. As vezes ignoramos a voz de Deus nos exortando ou até admoestando para que voltemos ao caminho que ele nos revelou através da Sua palavra e de seu filho, demonstrando seu imenso amor. Não levamos tão a sério o fato de que Deus </text:span><text:span text:style-name="T3">Se</text:span><text:span text:style-name="T6"> </text:span><text:span text:style-name="T3">revelou</text:span><text:span text:style-name="T6"> para a humanidade, e a principal fonte da sua revelação está escrita e temos livre acesso a ela em nosso país, mas, ainda assim, não aproveitamos dessa liberdade para que possamos ler e aprender mais a respeito daquele que nos amou primeiro, nos amou quando estávamos sujos no lamaçal do pecado e totalmente indignos de receber perdão. Além disso, se lemos a palavra, não deveríamos orar mais? Ora, </text:span><text:span text:style-name="T3">Deus</text:span><text:span text:style-name="T6">, o criador do céu e da terra me pede para que fale com ele, pois quer me revelar ainda mais a respeito de si. Deus quer se revelar de maneira pessoal e específica a cada um de nós. Que possamos buscar mais esse Deus que abriu o caminho para que possamos nos achegar a Ele, sem culpa e sem vergonha, mas limpos, adotados como filh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1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30T15:20:56.050000000</dc:date>
    <meta:editing-duration>PT16M9S</meta:editing-duration>
    <meta:editing-cycles>3</meta:editing-cycles>
    <meta:generator>LibreOffice/7.1.2.2$Windows_X86_64 LibreOffice_project/8a45595d069ef5570103caea1b71cc9d82b2aae4</meta:generator>
    <meta:document-statistic meta:table-count="0" meta:image-count="1" meta:object-count="0" meta:page-count="2" meta:paragraph-count="7" meta:word-count="583" meta:character-count="3241" meta:non-whitespace-character-count="2660"/>
  </office:meta>
</office:document-meta>
</file>